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ae6d3"/>
    </style:style>
    <style:style style:name="P2" style:family="paragraph" style:parent-style-name="Standard">
      <style:paragraph-properties style:writing-mode="lr-tb"/>
      <style:text-properties style:use-window-font-color="true" loext:opacity="0%" style:font-name="sans-serif" fo:font-size="13.5pt" officeooo:paragraph-rsid="001ae6d3"/>
    </style:style>
    <style:style style:name="P3" style:family="paragraph" style:parent-style-name="Standard">
      <style:paragraph-properties style:writing-mode="lr-tb"/>
      <style:text-properties style:use-window-font-color="true" loext:opacity="0%" style:font-name="sans-serif" fo:font-size="13.5pt" fo:font-weight="normal" officeooo:rsid="001ae6d3" officeooo:paragraph-rsid="001ae6d3" style:font-weight-asian="normal" style:font-weight-complex="normal"/>
    </style:style>
    <style:style style:name="P4" style:family="paragraph" style:parent-style-name="Standard">
      <style:paragraph-properties style:writing-mode="lr-tb"/>
      <style:text-properties style:use-window-font-color="true" loext:opacity="0%" style:font-name="sans-serif" fo:font-size="13.5pt" fo:font-weight="normal" officeooo:rsid="001ae6d3" officeooo:paragraph-rsid="001b3ec4" style:font-weight-asian="normal" style:font-weight-complex="normal"/>
    </style:style>
    <style:style style:name="P5" style:family="paragraph" style:parent-style-name="Standard">
      <style:paragraph-properties style:writing-mode="lr-tb"/>
      <style:text-properties style:use-window-font-color="true" loext:opacity="0%" style:font-name="sans-serif" fo:font-size="13.5pt" fo:font-weight="normal" officeooo:rsid="001b3ec4" officeooo:paragraph-rsid="001b3ec4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color="#ff0000" loext:opacity="100%" style:font-name="sans-serif" fo:font-size="13.5pt" fo:font-weight="normal" officeooo:rsid="001ae6d3" officeooo:paragraph-rsid="001ae6d3" style:font-weight-asian="normal" style:font-weight-complex="normal"/>
    </style:style>
    <style:style style:name="P7" style:family="paragraph" style:parent-style-name="Standard">
      <style:paragraph-properties style:writing-mode="lr-tb"/>
      <style:text-properties fo:color="#ff0000" loext:opacity="100%" style:font-name="sans-serif" fo:font-size="13.5pt" fo:font-weight="normal" officeooo:rsid="001ae6d3" officeooo:paragraph-rsid="001b3ec4" style:font-weight-asian="normal" style:font-weight-complex="normal"/>
    </style:style>
    <style:style style:name="P8" style:family="paragraph" style:parent-style-name="Standard">
      <style:paragraph-properties style:writing-mode="lr-tb"/>
      <style:text-properties fo:color="#ff0000" loext:opacity="100%" fo:font-weight="bold" officeooo:rsid="001b92da" officeooo:paragraph-rsid="001b92da" style:font-weight-asian="bold" style:font-weight-complex="bold"/>
    </style:style>
    <style:style style:name="T1" style:family="text">
      <style:text-properties style:font-name="sans-serif" fo:font-size="13.5pt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style:font-name="sans-serif" fo:font-size="13.5pt"/>
    </style:style>
    <style:style style:name="T4" style:family="text">
      <style:text-properties fo:color="#158466" loext:opacity="100%"/>
    </style:style>
    <style:style style:name="T5" style:family="text">
      <style:text-properties fo:color="#158466" loext:opacity="100%" style:font-name="sans-serif" fo:font-size="13.5pt"/>
    </style:style>
    <style:style style:name="T6" style:family="text">
      <style:text-properties fo:color="#158466" loext:opacity="100%" fo:background-color="transparent" loext:char-shading-value="0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style:font-name="sans-serif" fo:font-size="13.5pt"/>
    </style:style>
    <style:style style:name="T9" style:family="text">
      <style:text-properties fo:color="#780373" loext:opacity="100%"/>
    </style:style>
    <style:style style:name="T10" style:family="text">
      <style:text-properties fo:color="#780373" loext:opacity="100%" style:font-name="sans-serif" fo:font-size="13.5pt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style:font-name="sans-serif" fo:font-size="13.5pt" officeooo:rsid="001ae6d3"/>
    </style:style>
    <style:style style:name="T13" style:family="text">
      <style:text-properties fo:color="#ff0000" loext:opacity="100%" officeooo:rsid="001ae6d3" fo:background-color="transparent" loext:char-shading-value="0"/>
    </style:style>
    <style:style style:name="T14" style:family="text">
      <style:text-properties fo:color="#7b3d00" loext:opacity="100%"/>
    </style:style>
    <style:style style:name="T15" style:family="text">
      <style:text-properties officeooo:rsid="001b3e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Maria Helena Baldan Lemes | SP3067017</text:span></text:p>
      <text:p text:style-name="P1"><text:span text:style-name="T1"/></text:p>
      <text:p text:style-name="P1"><text:span text:style-name="T1">1.</text:span> <text:span text:style-name="T1">Associe</text:span> <text:span text:style-name="T1">cada</text:span> <text:span text:style-name="T1">atributo</text:span> <text:span text:style-name="T1">de borda de tabela abaixo com seu</text:span> <text:span text:style-name="T1">respectivo</text:span> <text:span text:style-name="T1">efeito</text:span> <text:span text:style-name="T1">na tabela.</text:span></text:p>
      <text:p text:style-name="P1"><text:line-break/>● <text:span text:style-name="T1">border="0" </text:span><text:span text:style-name="T12">X</text:span><text:line-break/><text:span text:style-name="T2">● </text:span><text:span text:style-name="T3">border="1"</text:span><text:line-break/><text:span text:style-name="T4">● </text:span><text:span text:style-name="T5">border="2"</text:span><text:line-break/><text:span text:style-name="T7">● </text:span><text:span text:style-name="T8">border="none"</text:span><text:line-break/><text:span text:style-name="T9">● </text:span><text:span text:style-name="T10">border-collapse: collapse;</text:span><text:line-break/></text:p>
      <text:p text:style-name="P1"><text:span text:style-name="T3">a.</text:span><text:span text:style-name="T2"> </text:span><text:span text:style-name="T3">Adiciona</text:span><text:span text:style-name="T2"> </text:span><text:span text:style-name="T3">uma</text:span><text:span text:style-name="T2"> </text:span><text:span text:style-name="T3">borda fina à tabela</text:span><text:line-break/><text:span text:style-name="T5">b.</text:span><text:span text:style-name="T4"> </text:span><text:span text:style-name="T5">Adiciona</text:span><text:span text:style-name="T4"> </text:span><text:span text:style-name="T5">uma</text:span><text:span text:style-name="T4"> </text:span><text:span text:style-name="T5">borda mais grossa à tabela</text:span><text:line-break/><text:span text:style-name="T8">c.</text:span><text:span text:style-name="T7"> </text:span><text:span text:style-name="T8">Remove completamente</text:span><text:span text:style-name="T7"> </text:span><text:span text:style-name="T8">a borda da tabela</text:span><text:line-break/><text:span text:style-name="T10">d.</text:span><text:span text:style-name="T9"> </text:span><text:span text:style-name="T10">Remove</text:span><text:span text:style-name="T9"> </text:span><text:span text:style-name="T10">as</text:span><text:span text:style-name="T9"> </text:span><text:span text:style-name="T10">bordas internas</text:span><text:span text:style-name="T9"> </text:span><text:span text:style-name="T10">da</text:span><text:span text:style-name="T9"> </text:span><text:span text:style-name="T10">tabela, unindo as células</text:span></text:p>
      <text:p text:style-name="P1"><text:span text:style-name="T10"/></text:p>
      <text:p text:style-name="P2">2. Alternativas: Qual tag HTML é usada para criar uma lista numerada?<text:line-break/>a. &lt;ul&gt; <text:span text:style-name="T13">(X)</text:span><text:line-break/>b. &lt;li&gt;<text:line-break/>c. &lt;ol&gt;<text:line-break/>d. &lt;dl&gt;</text:p>
      <text:p text:style-name="P2"/>
      <text:p text:style-name="P2">3. O que o atributo colspan e o atributo rowspan de uma célula de tabela faz.</text:p>
      <text:p text:style-name="P2"/>
      <text:p text:style-name="P6">R: O colspan mescla células na mesma linha, mescla horizontalmente, e rowspan mescla células na mesma coluna, mescla verticalmente.</text:p>
      <text:p text:style-name="P6"/>
      <text:p text:style-name="P3">4. Associe cada elemento de formulário abaixo com seu respectivo propósito.</text:p>
      <text:p text:style-name="P3"><text:line-break/><text:span text:style-name="T14">● &lt;input&gt;</text:span><text:line-break/><text:span text:style-name="T11">● &lt;label&gt;</text:span><text:line-break/><text:span text:style-name="T4">● &lt;select&gt;</text:span><text:line-break/><text:span text:style-name="T7">● &lt;textarea&gt;</text:span><text:line-break/></text:p>
      <text:p text:style-name="P3"><text:span text:style-name="T14">a. Cria uma caixa de entrada de texto</text:span><text:line-break/><text:span text:style-name="T11">b. Adiciona uma descrição de texto para um elemento de formulário</text:span><text:line-break/><text:span text:style-name="T6">c. Cria uma lista suspensa de opções</text:span><text:line-break/><text:span text:style-name="T7">d. Cria uma área de texto para entrada de múltiplas linhas</text:span></text:p>
      <text:p text:style-name="P3"><text:span text:style-name="T7"/></text:p>
      <text:p text:style-name="P3">5. Qual tag HTML é usada para criar um hyperlink?</text:p>
      <text:p text:style-name="P3"><text:span text:style-name="T7"/></text:p>
      <text:p text:style-name="P6">R: &lt;a&gt;</text:p>
      <text:p text:style-name="P6"/>
      <text:p text:style-name="P3"/>
      <text:p text:style-name="P3"><text:soft-page-break/></text:p>
      <text:p text:style-name="P3">6. Qual é a tag HTML usada para adicionar uma imagem a uma página da web?</text:p>
      <text:p text:style-name="P6"/>
      <text:p text:style-name="P6">R: &lt;image&gt;</text:p>
      <text:p text:style-name="P6"/>
      <text:p text:style-name="P3">7. Explique como a tag &lt;figure&gt; em HTML pode ser usada para agrupar imagens e seus respectivos títulos ou legendas.</text:p>
      <text:p text:style-name="P6"/>
      <text:p text:style-name="P7">R: <text:span text:style-name="T15">A</text:span> tag &lt;figure&gt; é como uma div para imagens, ela pode ter tags associadas que servem para colocar a foto propriamente dita, a legenda, <text:span text:style-name="T15">e o título.</text:span> </text:p>
      <text:p text:style-name="P7"/>
      <text:p text:style-name="P4">8. Relacionar: Associe cada tag HTML com sua descrição.</text:p>
      <text:p text:style-name="P4"><text:line-break/><text:span text:style-name="T4">● &lt;aside&gt;</text:span><text:line-break/><text:span text:style-name="T7">● &lt;header&gt;</text:span><text:line-break/><text:span text:style-name="T11">● &lt;footer&gt;</text:span><text:line-break/><text:span text:style-name="T9">● &lt;main&gt;</text:span><text:line-break/></text:p>
      <text:p text:style-name="P4"><text:span text:style-name="T9">a. Define o conteúdo principal da página</text:span><text:line-break/><text:span text:style-name="T4">b. Define uma seção que está relacionada ao conteúdo principal, mas pode ser separada dele</text:span><text:line-break/><text:span text:style-name="T7">c. Define o cabeçalho da página ou de uma seção</text:span><text:line-break/><text:span text:style-name="T11">d. Define o rodapé da página ou de uma seção</text:span></text:p>
      <text:p text:style-name="P4"><text:span text:style-name="T11"/></text:p>
      <text:p text:style-name="P4">9. Cite 5 tipos de entradas de um formulário HTML, explique cada um.</text:p>
      <text:p text:style-name="P4"/>
      <text:p text:style-name="P5"><text:span text:style-name="T11">R: Texto para frases longas, numérico para idades, checkbox para selecionar mais de uma opção numa “lista”, selecionar uma única opção (bolhinha redonda) e e-mail.</text:span></text:p>
      <text:p text:style-name="P5"><text:span text:style-name="T11"/></text:p>
      <text:p text:style-name="P5">10. Cite 5 tags textuais HTML, explique cada uma.</text:p>
      <text:p text:style-name="P5"><text:span text:style-name="T11"/></text:p>
      <text:p text:style-name="P5"><text:span text:style-name="T11">R: Os Hs para títulos, &lt;p&gt; para parágrafo, &lt;strong&gt; para negrito, &lt;mark&gt; para grifados em marca-texto e &lt;?&gt; para itálic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5:59:19.814320814</meta:creation-date>
    <dc:date>2023-04-04T16:22:40.242259396</dc:date>
    <meta:editing-duration>PT1M19S</meta:editing-duration>
    <meta:editing-cycles>1</meta:editing-cycles>
    <meta:document-statistic meta:table-count="0" meta:image-count="0" meta:object-count="0" meta:page-count="2" meta:paragraph-count="23" meta:word-count="381" meta:character-count="2145" meta:non-whitespace-character-count="1780"/>
    <meta:generator>LibreOffice/7.3.1.3$Linux_X86_64 LibreOffice_project/30$Build-3</meta:generator>
  </office:meta>
</office:document-meta>
</file>